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59ECC1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9.557cm" draw:z-index="0"><draw:image xlink:href="Pictures/10000000000005560000030059ECC1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09:53:51.956000000</meta:creation-date>
    <dc:date>2024-06-08T09:25:37.113000000</dc:date>
    <meta:editing-duration>P6DT23H21M1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3.2$Windows_X86_64 LibreOffice_project/433d9c2ded56988e8a90e6b2e771ee4e6a5ab2ba</meta:generator>
  </office:meta>
</office:document-meta>
</file>